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7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 style:font-name="LM Roman Caps 10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7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12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9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/>
    </style:style>
    <style:style style:name="ce16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217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13" office:value-type="string" calcext:value-type="string">
            <text:p>Lettre</text:p>
          </table:table-cell>
          <table:table-cell table:style-name="ce13" office:value-type="string" calcext:value-type="string">
            <text:p>M/B</text:p>
          </table:table-cell>
          <table:table-cell table:style-name="ce16" office:value-type="string" calcext:value-type="string">
            <text:p>Note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5" table:number-columns-repeated="4"/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Antigny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3]&amp;1)) +1.5*[.C3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Ayari 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4]&amp;1)) +1.5*[.C4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adré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5]&amp;1)) +1.5*[.C5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erthelot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6]&amp;1)) +1.5*[.C6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izid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7]&amp;1)) +1.5*[.C7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resco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8]&amp;1)) +1.5*[.C8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runo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9]&amp;1)) +1.5*[.C9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Castet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10]&amp;1)) +1.5*[.C10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Cazères</text:p>
          </table:table-cell>
          <table:table-cell table:style-name="ce19" office:value-type="string" calcext:value-type="string">
            <text:p>d</text:p>
          </table:table-cell>
          <table:table-cell table:style-name="ce19"/>
          <table:table-cell table:style-name="ce16" table:formula="of:=22.5-5*COLUMN(INDIRECT([.B11]&amp;1)) +1.5*[.C11]" office:value-type="float" office:value="2.5" calcext:value-type="float">
            <text:p>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Chappaz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2]&amp;1)) +1.5*[.C12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Droi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13]&amp;1)) +1.5*[.C13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Duboi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14]&amp;1)) +1.5*[.C14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abriel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5]&amp;1)) +1.5*[.C15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oujon</text:p>
          </table:table-cell>
          <table:table-cell table:style-name="ce19" office:value-type="string" calcext:value-type="string">
            <text:p>d</text:p>
          </table:table-cell>
          <table:table-cell table:style-name="ce19"/>
          <table:table-cell table:style-name="ce16" table:formula="of:=22.5-5*COLUMN(INDIRECT([.B16]&amp;1)) +1.5*[.C16]" office:value-type="float" office:value="2.5" calcext:value-type="float">
            <text:p>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uéla</text:p>
          </table:table-cell>
          <table:table-cell table:style-name="ce19" table:number-columns-repeated="2"/>
          <table:table-cell table:style-name="ce16" table:formula="of:=22.5-5*COLUMN(INDIRECT([.B17]&amp;1)) +1.5*[.C17]" office:value-type="string" office:string-value="" calcext:value-type="error">
            <text:p>#RÉF 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Kadiri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8]&amp;1)) +1.5*[.C18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Larroque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9]&amp;1)) +1.5*[.C19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Lemaitre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0]&amp;1)) +1.5*[.C20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Loustalot</text:p>
          </table:table-cell>
          <table:table-cell table:style-name="ce19" office:value-type="string" calcext:value-type="string">
            <text:p>d</text:p>
          </table:table-cell>
          <table:table-cell table:style-name="ce19"/>
          <table:table-cell table:style-name="ce16" table:formula="of:=22.5-5*COLUMN(INDIRECT([.B21]&amp;1)) +1.5*[.C21]" office:value-type="float" office:value="2.5" calcext:value-type="float">
            <text:p>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Marou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2]&amp;1)) +1.5*[.C22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Morla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3]&amp;1)) +1.5*[.C23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Mukoko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24]&amp;1)) +1.5*[.C24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Ollé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5]&amp;1)) +1.5*[.C25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peycheran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26]&amp;1)) +1.5*[.C26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Roubiou</text:p>
          </table:table-cell>
          <table:table-cell table:style-name="ce19" office:value-type="string" calcext:value-type="string">
            <text:p>d</text:p>
          </table:table-cell>
          <table:table-cell table:style-name="ce19"/>
          <table:table-cell table:style-name="ce16" table:formula="of:=22.5-5*COLUMN(INDIRECT([.B27]&amp;1)) +1.5*[.C27]" office:value-type="float" office:value="2.5" calcext:value-type="float">
            <text:p>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Ruelland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8]&amp;1)) +1.5*[.C28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aint-Paul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9]&amp;1)) +1.5*[.C29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auriac</text:p>
          </table:table-cell>
          <table:table-cell table:style-name="ce19" table:number-columns-repeated="2"/>
          <table:table-cell table:style-name="ce16" table:formula="of:=22.5-5*COLUMN(INDIRECT([.B30]&amp;1)) +1.5*[.C30]" office:value-type="string" office:string-value="" calcext:value-type="error">
            <text:p>#RÉF 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chmit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31]&amp;1)) +1.5*[.C31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Schorsch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32]&amp;1)) +1.5*[.C32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err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33]&amp;1)) +1.5*[.C33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Vassal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34]&amp;1)) +1.5*[.C34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Zoui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35]&amp;1)) +1.5*[.C35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 table:number-rows-repeated="24">
          <table:table-cell table:style-name="ce12" table:number-columns-repeated="29"/>
          <table:table-cell table:style-name="ce1" table:number-columns-repeated="192"/>
        </table:table-row>
        <table:table-row table:style-name="ro1" table:number-rows-repeated="39">
          <table:table-cell table:style-name="ce1"/>
          <table:table-cell table:style-name="ce12" table:number-columns-repeated="3"/>
          <table:table-cell table:style-name="ce1" table:number-columns-repeated="9"/>
          <table:table-cell table:style-name="ce12" table:number-columns-repeated="16"/>
          <table:table-cell table:style-name="ce1" table:number-columns-repeated="192"/>
        </table:table-row>
        <table:table-row table:style-name="ro1" table:number-rows-repeated="65417">
          <table:table-cell table:style-name="ce1"/>
          <table:table-cell table:style-name="ce12" table:number-columns-repeated="3"/>
          <table:table-cell table:style-name="ce1" table:number-columns-repeated="217"/>
        </table:table-row>
        <table:table-row table:style-name="ro1" table:number-rows-repeated="5">
          <table:table-cell/>
          <table:table-cell table:style-name="ce12" table:number-columns-repeated="3"/>
          <table:table-cell/>
          <table:table-cell table:style-name="ce1" table:number-columns-repeated="216"/>
        </table:table-row>
        <table:table-row table:style-name="ro1" table:number-rows-repeated="2">
          <table:table-cell/>
          <table:table-cell table:style-name="ce12" table:number-columns-repeated="3"/>
          <table:table-cell table:number-columns-repeated="217"/>
        </table:table-row>
        <table:table-row table:style-name="ro1" table:number-rows-repeated="983053">
          <table:table-cell table:number-columns-repeated="221"/>
        </table:table-row>
        <table:table-row table:style-name="ro1">
          <table:table-cell table:number-columns-repeated="221"/>
        </table:table-row>
      </table:table>
      <table:table table:name="Histogramme (1)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53" table:default-cell-style-name="ce1"/>
        <table:table-row table:style-name="ro1">
          <table:table-cell table:style-name="ce2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[$Feuille1.$B$3:$Feuille1.$B$23]&lt;=[.A3];0;1)*IF([$Feuille1.$B$3:$Feuille1.$B$23]&gt;[.B3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[$Feuille1.$B$3:$Feuille1.$B$23]&lt;=[.A4];0;1)*IF([$Feuille1.$B$3:$Feuille1.$B$23]&gt;[.B4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[$Feuille1.$B$3:$Feuille1.$B$23]&lt;=[.A5];0;1)*IF([$Feuille1.$B$3:$Feuille1.$B$23]&gt;[.B5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[$Feuille1.$B$3:$Feuille1.$B$23]&lt;=[.A6];0;1)*IF([$Feuille1.$B$3:$Feuille1.$B$23]&gt;[.B6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[$Feuille1.$B$3:$Feuille1.$B$23]&lt;=[.A7];0;1)*IF([$Feuille1.$B$3:$Feuille1.$B$23]&gt;[.B7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[$Feuille1.$B$3:$Feuille1.$B$23]&lt;=[.A8];0;1)*IF([$Feuille1.$B$3:$Feuille1.$B$23]&gt;[.B8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[$Feuille1.$B$3:$Feuille1.$B$23]&lt;=[.A9];0;1)*IF([$Feuille1.$B$3:$Feuille1.$B$23]&gt;[.B9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[$Feuille1.$B$3:$Feuille1.$B$23]&lt;=[.A10];0;1)*IF([$Feuille1.$B$3:$Feuille1.$B$23]&gt;[.B10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[$Feuille1.$B$3:$Feuille1.$B$23]&lt;=[.A11];0;1)*IF([$Feuille1.$B$3:$Feuille1.$B$23]&gt;[.B11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[$Feuille1.$B$3:$Feuille1.$B$23]&lt;=[.A12];0;1)*IF([$Feuille1.$B$3:$Feuille1.$B$23]&gt;[.B12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[$Feuille1.$B$3:$Feuille1.$B$23]&lt;=[.A13];0;1)*IF([$Feuille1.$B$3:$Feuille1.$B$23]&gt;[.B13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[$Feuille1.$B$3:$Feuille1.$B$23]&lt;=[.A14];0;1)*IF([$Feuille1.$B$3:$Feuille1.$B$23]&gt;[.B14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[$Feuille1.$B$3:$Feuille1.$B$23]&lt;=[.A15];0;1)*IF([$Feuille1.$B$3:$Feuille1.$B$23]&gt;[.B15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[$Feuille1.$B$3:$Feuille1.$B$23]&lt;=[.A16];0;1)*IF([$Feuille1.$B$3:$Feuille1.$B$23]&gt;[.B16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[$Feuille1.$B$3:$Feuille1.$B$23]&lt;=[.A17];0;1)*IF([$Feuille1.$B$3:$Feuille1.$B$23]&gt;[.B17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[$Feuille1.$B$3:$Feuille1.$B$23]&lt;=[.A18];0;1)*IF([$Feuille1.$B$3:$Feuille1.$B$23]&gt;[.B18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[$Feuille1.$B$3:$Feuille1.$B$23]&lt;=[.A19];0;1)*IF([$Feuille1.$B$3:$Feuille1.$B$23]&gt;[.B19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[$Feuille1.$B$3:$Feuille1.$B$23]&lt;=[.A20];0;1)*IF([$Feuille1.$B$3:$Feuille1.$B$23]&gt;[.B20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[$Feuille1.$B$3:$Feuille1.$B$23]&lt;=[.A21];0;1)*IF([$Feuille1.$B$3:$Feuille1.$B$23]&gt;[.B21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[$Feuille1.$B$3:$Feuille1.$B$23]&lt;=[.A22];0;1)*IF([$Feuille1.$B$3:$Feuille1.$B$23]&gt;[.B22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0:10:50.866756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17T10:11:26.895474365</dc:date>
    <meta:editing-duration>PT20H35M8S</meta:editing-duration>
    <meta:editing-cycles>401</meta:editing-cycles>
    <meta:generator>LibreOffice/6.4.7.2$Linux_X86_64 LibreOffice_project/40$Build-2</meta:generator>
    <meta:document-statistic meta:table-count="2" meta:cell-count="203" meta:object-count="0"/>
  </office:meta>
</office:document-meta>
</file>